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BBD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rincipia IFPB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LDB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CM-SAC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WW Internet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chine Learning Journal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/00/0000</text:date>, <text:time style:data-style-name="N2" text:time-value="19:50:33.4592835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07:26:17.452436522</meta:creation-date>
    <dc:date>2018-02-12T19:51:47.830806696</dc:date>
    <meta:editing-duration>PT4M58S</meta:editing-duration>
    <meta:editing-cycles>2</meta:editing-cycles>
    <meta:generator>LibreOffice/5.2.7.2$Linux_X86_64 LibreOffice_project/20m0$Build-2</meta:generator>
    <meta:document-statistic meta:table-count="1" meta:cell-count="51" meta:object-count="0"/>
  </office:meta>
</office:document-meta>
</file>